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236in"/>
    </style:style>
    <style:style style:name="co3" style:family="table-column">
      <style:table-column-properties fo:break-before="auto" style:column-width="2.1709in"/>
    </style:style>
    <style:style style:name="co4" style:family="table-column">
      <style:table-column-properties fo:break-before="auto" style:column-width="2.0681in"/>
    </style:style>
    <style:style style:name="co5" style:family="table-column">
      <style:table-column-properties fo:break-before="auto" style:column-width="1.5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bb6"/>
    </style:style>
    <style:style style:name="ce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bf00"/>
    </style:style>
    <style:style style:name="ce15" style:family="table-cell" style:parent-style-name="Default">
      <style:table-cell-properties fo:background-color="#dde8cb"/>
    </style:style>
    <style:style style:name="ce11" style:family="table-cell" style:parent-style-name="Default" style:data-style-name="N10122">
      <style:text-properties fo:font-weight="bold" style:font-weight-asian="bold" style:font-weight-complex="bold"/>
    </style:style>
    <style:style style:name="ce12" style:family="table-cell" style:parent-style-name="Default" style:data-style-name="N10122">
      <style:table-cell-properties fo:background-color="#ffdbb6"/>
    </style:style>
    <style:style style:name="ce13" style:family="table-cell" style:parent-style-name="Default" style:data-style-name="N10122"/>
    <style:style style:name="ce14" style:family="table-cell" style:parent-style-name="Default" style:data-style-name="N10122">
      <style:table-cell-properties fo:background-color="transparent"/>
    </style:style>
    <style:style style:name="ce6" style:family="table-cell" style:parent-style-name="Default" style:data-style-name="N104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3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Sage Robots PN</text:p>
          </table:table-cell>
          <table:table-cell table:style-name="ce1" office:value-type="string" calcext:value-type="string">
            <text:p>Mfr</text:p>
          </table:table-cell>
          <table:table-cell table:style-name="ce1" office:value-type="string" calcext:value-type="string">
            <text:p>Mfr PN</text:p>
          </table:table-cell>
          <table:table-cell table:style-name="ce1" office:value-type="string" calcext:value-type="string">
            <text:p>Supplier</text:p>
          </table:table-cell>
          <table:table-cell table:style-name="ce11" office:value-type="string" calcext:value-type="string">
            <text:p>Pric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Material Mfr</text:p>
          </table:table-cell>
          <table:table-cell table:style-name="ce1" office:value-type="string" calcext:value-type="string">
            <text:p>Material PN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Frame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style-name="ce5" office:value-type="string" calcext:value-type="string">
            <text:p>FAB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R_BASE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Aluminum bracket 7in</text:p>
          </table:table-cell>
          <table:table-cell office:value-type="string" calcext:value-type="string">
            <text:p>AL_BRACK_7IN</text:p>
          </table:table-cell>
          <table:table-cell office:value-type="string" calcext:value-type="string">
            <text:p>NovelBee</text:p>
          </table:table-cell>
          <table:table-cell office:value-type="string" calcext:value-type="string">
            <text:p>B0833PR3L1</text:p>
          </table:table-cell>
          <table:table-cell office:value-type="string" calcext:value-type="string">
            <text:p>Amazon</text:p>
          </table:table-cell>
          <table:table-cell table:formula="of:=10.78/2" office:value-type="currency" office:currency="USD" office:value="5.39" calcext:value-type="currency">
            <text:p>$5.3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Screw M5x40 FH</text:p>
          </table:table-cell>
          <table:table-cell office:value-type="string" calcext:value-type="string">
            <text:p>SCREW_M5X25_F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Nut M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Washer M5 oversize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very hole in large bracke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Bar A</text:p>
          </table:table-cell>
          <table:table-cell office:value-type="string" calcext:value-type="string">
            <text:p>MR_BAR_A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14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racket to bar 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End cap 2020</text:p>
          </table:table-cell>
          <table:table-cell office:value-type="string" calcext:value-type="string">
            <text:p>MR_END_CAP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 t nut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4x bracket to bar A, 2x PCB brack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10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CB bracke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X axis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500mm linear rail with carriages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office:value-type="string" calcext:value-type="string">
            <text:p>M3 t n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4 screw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ails to bar As, 2x motor brack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 oversize washer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ils to bar As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COM</text:p>
          </table:table-cell>
          <table:table-cell office:value-type="string" calcext:value-type="string">
            <text:p>Stepper motor</text:p>
          </table:table-cell>
          <table:table-cell office:value-type="string" calcext:value-type="string">
            <text:p>MT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otor bracket X</text:p>
          </table:table-cell>
          <table:table-cell office:value-type="string" calcext:value-type="string">
            <text:p>MR_MTR_BRACK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2 flathead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otor to motor brack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0 screw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 t n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2x motor bracket, 2x encoder bracket, 2x carrier brack 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10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upler 5 to 8mm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AB</text:p>
          </table:table-cell>
          <table:table-cell office:value-type="string" calcext:value-type="string">
            <text:p>Lead screw X</text:p>
          </table:table-cell>
          <table:table-cell office:value-type="string" calcext:value-type="string">
            <text:p>MR_LEAD_SCREW_X_1V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Lead nut bracket X</text:p>
          </table:table-cell>
          <table:table-cell office:value-type="string" calcext:value-type="string">
            <text:p>MR_LEAD_NUT_BRACK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20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 nut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6x carrier, 2x carrier brack B, 2x lead nut brack, 4x lead nu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agnet coupler</text:p>
          </table:table-cell>
          <table:table-cell office:value-type="string" calcext:value-type="string">
            <text:p>MR_MAG_COUPLER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Diametric magnet 6x2.5mm</text:p>
          </table:table-cell>
          <table:table-cell table:number-columns-repeated="3"/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office:value-type="string" calcext:value-type="string">
            <text:p>M3x4 set screw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office:value-type="string" calcext:value-type="string">
            <text:p>M3 square nu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Encoder bracket X</text:p>
          </table:table-cell>
          <table:table-cell office:value-type="string" calcext:value-type="string">
            <text:p>MR_ENC_BRACK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#4x5/16 screw for plastic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ncoder PCB to brack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16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6 screw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Carriage plate X</text:p>
          </table:table-cell>
          <table:table-cell office:value-type="string" calcext:value-type="string">
            <text:p>MR_CARRIAGE_PLATE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agnet</text:p>
          </table:table-cell>
          <table:table-cell table:number-columns-repeated="3"/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2 screw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office:value-type="string" calcext:value-type="string">
            <text:p>Cable carri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Carrier bracket A</text:p>
          </table:table-cell>
          <table:table-cell office:value-type="string" calcext:value-type="string">
            <text:p>MR_CARRIER_BRACK_A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x12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arrier bracket 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Carrier bracket B</text:p>
          </table:table-cell>
          <table:table-cell office:value-type="string" calcext:value-type="string">
            <text:p>MR_CARRIER_BRACK_B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16 flat head screw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3x carrier to carrier brack B, 3x carrier to brack A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Z axis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500mm linear rail with carriage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450mm lead screw with nu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16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x rail to carriage plate 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20 screw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 nut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4x rail to carriage plate 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otor bracket Z</text:p>
          </table:table-cell>
          <table:table-cell office:value-type="string" calcext:value-type="string">
            <text:p>MR_MTR_BRACK_Z_1V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12 screw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8x carriage plate z to carriages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3 oversize washer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epper moto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8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upler 5 to 8mm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agnet coupl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Diametric magnet 6x2.5mm</text:p>
          </table:table-cell>
          <table:table-cell table:number-columns-repeated="3"/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4 set screw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 square nu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ncoder bracket Z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M</text:p>
          </table:table-cell>
          <table:table-cell office:value-type="string" calcext:value-type="string">
            <text:p>#8x0.75 screw for plastic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ome bracket Z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x10 screw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 nu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ead nut bracket Z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4x40 flat head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x lead nut to carriage plat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4 nut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rriage plate Z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gne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#4x5/16 screw for plastic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ncoder PCB to bracke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Roller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style-name="ce15"/>
          <table:table-cell office:value-type="string" calcext:value-type="string">
            <text:p>Aluminum bracket mm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x25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 n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x14 screw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 t nut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4x LC PCB bracks, 2x carrier brack D, 4x LC brack Bs, 4x Al brack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Bar B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ad cell bracket B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4x55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/>
          <table:table-cell office:value-type="string" calcext:value-type="string">
            <text:p>Load cell 20kg</text:p>
          </table:table-cell>
          <table:table-cell/>
          <table:table-cell office:value-type="string" calcext:value-type="string">
            <text:p>ShangHJ</text:p>
          </table:table-cell>
          <table:table-cell office:value-type="string" calcext:value-type="string">
            <text:p>B09CQHY73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ad cell bracke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ad cell bracket 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4x20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houlder screw 1.25in 10-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pring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-24 square n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oller bracket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haft 10mm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earing 10mm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oller cap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oll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ble carri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rrier bracket C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20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 nut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10 flat head screw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rrier bracket 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16 flat head screw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arrier to carrier brack 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5x10 screw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4x LC PCB bracks, 2x carrier brack 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ad cell PCB bracket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#3x0.25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ad cell PCB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CB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uscle roller PCB</text:p>
          </table:table-cell>
          <table:table-cell table:number-columns-repeated="3"/>
          <table:table-cell office:value-type="string" calcext:value-type="string">
            <text:p>JLC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DRV8825 breakout</text:p>
          </table:table-cell>
          <table:table-cell table:style-name="ce5" table:number-columns-repeated="4"/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Female header 8 pos P2.54</text:p>
          </table:table-cell>
          <table:table-cell table:style-name="ce5"/>
          <table:table-cell table:style-name="ce5" office:value-type="string" calcext:value-type="string">
            <text:p>Adam Tech</text:p>
          </table:table-cell>
          <table:table-cell table:style-name="ce5" office:value-type="string" calcext:value-type="string">
            <text:p>RS1-08-G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100u</text:p>
          </table:table-cell>
          <table:table-cell table:style-name="ce5"/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EDK107M016A9GAA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 office:value-type="currency" office:currency="USD" office:value="0.39" calcext:value-type="currency">
            <text:p>$0.3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5" office:value-type="string" calcext:value-type="string">
            <text:p>C2, C3</text:p>
          </table:table-cell>
          <table:table-cell table:style-name="ce5" table:number-columns-repeated="1012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100u</text:p>
          </table:table-cell>
          <table:table-cell table:style-name="ce5"/>
          <table:table-cell table:style-name="ce5" office:value-type="string" calcext:value-type="string">
            <text:p>Würth Elektronik</text:p>
          </table:table-cell>
          <table:table-cell table:style-name="ce5" office:value-type="float" office:value="865080343009" calcext:value-type="float">
            <text:p>865080343009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 office:value-type="currency" office:currency="USD" office:value="0.27" calcext:value-type="currency">
            <text:p>$0.2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C2, C3</text:p>
          </table:table-cell>
          <table:table-cell table:style-name="ce5" table:number-columns-repeated="1012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0805 22u</text:p>
          </table:table-cell>
          <table:table-cell table:style-name="ce5"/>
          <table:table-cell table:style-name="ce5" office:value-type="string" calcext:value-type="string">
            <text:p>Samsung Electro-Mechanics</text:p>
          </table:table-cell>
          <table:table-cell table:style-name="ce5" office:value-type="string" calcext:value-type="string">
            <text:p>CL21A226MOQNNNE‎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C1, C5</text:p>
          </table:table-cell>
          <table:table-cell table:style-name="ce5" table:number-columns-repeated="1012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0805 0.1u</text:p>
          </table:table-cell>
          <table:table-cell table:style-name="ce5"/>
          <table:table-cell table:style-name="ce5" office:value-type="string" calcext:value-type="string">
            <text:p>Samsung Electro-Mechanics</text:p>
          </table:table-cell>
          <table:table-cell table:style-name="ce5" office:value-type="string" calcext:value-type="string">
            <text:p>CL21F104ZAANNNC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C6</text:p>
          </table:table-cell>
          <table:table-cell table:style-name="ce5" table:number-columns-repeated="1012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0805 1u</text:p>
          </table:table-cell>
          <table:table-cell table:style-name="ce5"/>
          <table:table-cell table:style-name="ce5" office:value-type="string" calcext:value-type="string">
            <text:p>Samsung Electro-Mechanics</text:p>
          </table:table-cell>
          <table:table-cell table:style-name="ce5" office:value-type="string" calcext:value-type="string">
            <text:p>CL21B105KOFNNNE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C4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nnector 1x6 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Screw terminal 1x2</text:p>
          </table:table-cell>
          <table:table-cell table:style-name="ce5"/>
          <table:table-cell table:style-name="ce5" office:value-type="string" calcext:value-type="string">
            <text:p>Adam Tech</text:p>
          </table:table-cell>
          <table:table-cell table:style-name="ce5" office:value-type="string" calcext:value-type="string">
            <text:p>EBBA-02-C-SS-BU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onnector 1x4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14"/>
          <table:table-cell table:style-name="ce6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onnector 1x3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/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Pin header 1x3 P2.54</text:p>
          </table:table-cell>
          <table:table-cell table:style-name="ce5" table:number-columns-repeated="4"/>
          <table:table-cell table:style-name="ce14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Resistor 0805 47k</text:p>
          </table:table-cell>
          <table:table-cell table:style-name="ce5" table:number-columns-repeated="4"/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R1, R3</text:p>
          </table:table-cell>
          <table:table-cell table:style-name="ce5" table:number-columns-repeated="1012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Resistor 0805 10k</text:p>
          </table:table-cell>
          <table:table-cell table:style-name="ce5" table:number-columns-repeated="4"/>
          <table:table-cell table:style-name="ce14"/>
          <table:table-cell table:style-name="ce6"/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R2, R4, R5</text:p>
          </table:table-cell>
          <table:table-cell table:style-name="ce5" table:number-columns-repeated="1012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Tactile switch</text:p>
          </table:table-cell>
          <table:table-cell table:style-name="ce5"/>
          <table:table-cell table:style-name="ce5" office:value-type="string" calcext:value-type="string">
            <text:p>E-Switch</text:p>
          </table:table-cell>
          <table:table-cell table:style-name="ce5" office:value-type="string" calcext:value-type="string">
            <text:p>TL3305AF160QG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DC DC converter 3.3Vout</text:p>
          </table:table-cell>
          <table:table-cell table:style-name="ce5"/>
          <table:table-cell table:style-name="ce5" office:value-type="string" calcext:value-type="string">
            <text:p>Diodes Incorporated</text:p>
          </table:table-cell>
          <table:table-cell table:style-name="ce5" office:value-type="string" calcext:value-type="string">
            <text:p>AZ1117IH-3.3TRG1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DC DC converter 3.3Vout</text:p>
          </table:table-cell>
          <table:table-cell table:style-name="ce5"/>
          <table:table-cell table:style-name="ce5" office:value-type="string" calcext:value-type="string">
            <text:p>STMicroelectronics</text:p>
          </table:table-cell>
          <table:table-cell table:style-name="ce5" office:value-type="string" calcext:value-type="string">
            <text:p>LD1117ADT33TR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 office:value-type="currency" office:currency="USD" office:value="0.63" calcext:value-type="currency">
            <text:p>$0.6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WiFi BT microcontroller</text:p>
          </table:table-cell>
          <table:table-cell/>
          <table:table-cell office:value-type="string" calcext:value-type="string">
            <text:p>Espressif</text:p>
          </table:table-cell>
          <table:table-cell office:value-type="string" calcext:value-type="string">
            <text:p>ESP32-WROOM-32E</text:p>
          </table:table-cell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Z motor cable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Cable 4 cond 26AWG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0.13" calcext:value-type="float">
            <text:p>0.1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4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/>
          <table:table-cell office:value-type="string" calcext:value-type="string">
            <text:p>Connector 1x4 female</text:p>
          </table:table-cell>
          <table:table-cell/>
          <table:table-cell office:value-type="string" calcext:value-type="string">
            <text:p>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female</text:p>
          </table:table-cell>
          <table:table-cell table:style-name="ce5"/>
          <table:table-cell table:style-name="ce5" office:value-type="string" calcext:value-type="string">
            <text:p>TE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/>
          <table:table-cell office:value-type="string" calcext:value-type="string">
            <text:p>Connector 1x4 male</text:p>
          </table:table-cell>
          <table:table-cell/>
          <table:table-cell office:value-type="string" calcext:value-type="string">
            <text:p>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male</text:p>
          </table:table-cell>
          <table:table-cell table:style-name="ce5"/>
          <table:table-cell table:style-name="ce5" office:value-type="string" calcext:value-type="string">
            <text:p>TE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Load cell cable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Cable 4 cond 22AWG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1.4" calcext:value-type="float">
            <text:p>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4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12" calcext:value-type="float">
            <text:p>12</text:p>
          </table:table-cell>
          <table:table-cell table:style-name="ce5" table:number-columns-repeated="1015"/>
        </table:table-row>
        <table:table-row table:style-name="ro1">
          <table:table-cell table:style-name="ce5" table:number-columns-repeated="6"/>
          <table:table-cell table:style-name="ce14"/>
          <table:table-cell table:style-name="ce5" table:number-columns-repeated="1017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Encoder PCB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Encoder PCB</text:p>
          </table:table-cell>
          <table:table-cell table:style-name="ce5" table:number-columns-repeated="3"/>
          <table:table-cell table:style-name="ce5" office:value-type="string" calcext:value-type="string">
            <text:p>JLCPCB</text:p>
          </table:table-cell>
          <table:table-cell table:style-name="ce14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Magnetic encoder</text:p>
          </table:table-cell>
          <table:table-cell table:style-name="ce5"/>
          <table:table-cell table:style-name="ce5" office:value-type="string" calcext:value-type="string">
            <text:p>AMS</text:p>
          </table:table-cell>
          <table:table-cell table:style-name="ce5" office:value-type="string" calcext:value-type="string">
            <text:p>5047D</text:p>
          </table:table-cell>
          <table:table-cell table:style-name="ce5"/>
          <table:table-cell table:style-name="ce14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Capacitor 0805 0.1u</text:p>
          </table:table-cell>
          <table:table-cell table:style-name="ce5" table:number-columns-repeated="4"/>
          <table:table-cell table:style-name="ce14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Header male 2x3 P2</text:p>
          </table:table-cell>
          <table:table-cell table:style-name="ce5" table:number-columns-repeated="3"/>
          <table:table-cell table:style-name="ce5" office:value-type="string" calcext:value-type="string">
            <text:p>Digikey</text:p>
          </table:table-cell>
          <table:table-cell table:style-name="ce14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Encoder cable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Cable 6 cond 26AWG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2x3 female P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rimp contact femal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6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female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Magnetic switch PCB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Magnetic switch PCB</text:p>
          </table:table-cell>
          <table:table-cell table:number-columns-repeated="3"/>
          <table:table-cell office:value-type="string" calcext:value-type="string">
            <text:p>JLC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gnetic switch omnipola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3 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Magnetic switch cable assembly Z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Cable 3 cond 26AWG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1.3" calcext:value-type="float">
            <text:p>1.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3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female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table:number-columns-repeated="1015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6">00/00/0000</text:date>, <text:time style:data-style-name="N2" text:time-value="02:50:16.332354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2:23:23.398000000</meta:creation-date>
    <meta:generator>LibreOffice/6.4.7.2$Linux_X86_64 LibreOffice_project/40$Build-2</meta:generator>
    <dc:date>2022-07-26T02:50:32.986978941</dc:date>
    <meta:editing-duration>P6DT6H45M35S</meta:editing-duration>
    <meta:editing-cycles>32</meta:editing-cycles>
    <meta:document-statistic meta:table-count="1" meta:cell-count="530" meta:object-count="0"/>
  </office:meta>
</office:document-meta>
</file>